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inherit" svg:font-family="inheri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de">
      <style:text-properties officeooo:rsid="000edeb3" officeooo:paragraph-rsid="000edeb3"/>
    </style:style>
    <style:style style:name="P2" style:family="paragraph" style:parent-style-name="Code">
      <style:text-properties officeooo:paragraph-rsid="0013284f"/>
    </style:style>
    <style:style style:name="P3" style:family="paragraph" style:parent-style-name="Code">
      <style:text-properties officeooo:rsid="001fdcfa" officeooo:paragraph-rsid="001fdcfa"/>
    </style:style>
    <style:style style:name="P4" style:family="paragraph" style:parent-style-name="Code">
      <style:text-properties officeooo:rsid="001fdcfa" officeooo:paragraph-rsid="0020b27f"/>
    </style:style>
    <style:style style:name="P5" style:family="paragraph" style:parent-style-name="Code">
      <style:text-properties officeooo:rsid="001fdcfa" officeooo:paragraph-rsid="0021ba86"/>
    </style:style>
    <style:style style:name="P6" style:family="paragraph" style:parent-style-name="Code">
      <style:text-properties officeooo:rsid="001fdcfa" officeooo:paragraph-rsid="00228989"/>
    </style:style>
    <style:style style:name="P7" style:family="paragraph" style:parent-style-name="Code">
      <style:text-properties officeooo:rsid="001fdcfa" officeooo:paragraph-rsid="0024427d"/>
    </style:style>
    <style:style style:name="P8" style:family="paragraph" style:parent-style-name="Code">
      <style:text-properties officeooo:rsid="001fdcfa" officeooo:paragraph-rsid="0025c836"/>
    </style:style>
    <style:style style:name="P9" style:family="paragraph" style:parent-style-name="Code">
      <style:text-properties officeooo:rsid="001fdcfa" officeooo:paragraph-rsid="00272596"/>
    </style:style>
    <style:style style:name="P10" style:family="paragraph" style:parent-style-name="Code">
      <style:text-properties officeooo:paragraph-rsid="001fdcfa"/>
    </style:style>
    <style:style style:name="P11" style:family="paragraph" style:parent-style-name="Code">
      <style:text-properties officeooo:paragraph-rsid="0020b27f"/>
    </style:style>
    <style:style style:name="P12" style:family="paragraph" style:parent-style-name="Code">
      <style:text-properties officeooo:paragraph-rsid="0021ba86"/>
    </style:style>
    <style:style style:name="P13" style:family="paragraph" style:parent-style-name="Code">
      <style:text-properties officeooo:paragraph-rsid="00228989"/>
    </style:style>
    <style:style style:name="P14" style:family="paragraph" style:parent-style-name="Code">
      <style:text-properties officeooo:paragraph-rsid="0024427d"/>
    </style:style>
    <style:style style:name="P15" style:family="paragraph" style:parent-style-name="Code">
      <style:text-properties style:font-name="Liberation Mono" fo:font-size="9pt" officeooo:rsid="0025c836" officeooo:paragraph-rsid="0025c836" style:font-name-asian="NSimSun1" style:font-size-asian="10pt" style:font-name-complex="Liberation Mono" style:font-size-complex="10pt"/>
    </style:style>
    <style:style style:name="P16" style:family="paragraph" style:parent-style-name="Code">
      <style:text-properties style:font-name="Liberation Mono" fo:font-size="9pt" officeooo:rsid="0029d683" officeooo:paragraph-rsid="0029d683" style:font-name-asian="NSimSun1" style:font-size-asian="10pt" style:font-name-complex="Liberation Mono" style:font-size-complex="10pt"/>
    </style:style>
    <style:style style:name="P17" style:family="paragraph" style:parent-style-name="Code">
      <style:text-properties style:font-name="Liberation Mono" fo:font-size="9pt" officeooo:rsid="0029d683" officeooo:paragraph-rsid="002abbcc" style:font-name-asian="NSimSun1" style:font-size-asian="10pt" style:font-name-complex="Liberation Mono" style:font-size-complex="10pt"/>
    </style:style>
    <style:style style:name="P18" style:family="paragraph" style:parent-style-name="Code">
      <style:text-properties officeooo:rsid="00272596" officeooo:paragraph-rsid="00272596"/>
    </style:style>
    <style:style style:name="P19" style:family="paragraph" style:parent-style-name="Code">
      <style:text-properties officeooo:paragraph-rsid="00272596"/>
    </style:style>
    <style:style style:name="P20" style:family="paragraph" style:parent-style-name="Code">
      <style:text-properties officeooo:rsid="0029d683" officeooo:paragraph-rsid="002abbcc"/>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ent-style-name="Heading_20_2">
      <style:text-properties officeooo:paragraph-rsid="0020b27f"/>
    </style:style>
    <style:style style:name="P25" style:family="paragraph" style:parent-style-name="Subtitle">
      <style:text-properties fo:font-style="italic" style:font-style-asian="italic" style:font-style-complex="italic"/>
    </style:style>
    <style:style style:name="P26" style:family="paragraph" style:parent-style-name="Text_20_body">
      <style:text-properties officeooo:rsid="000b7113" officeooo:paragraph-rsid="000b7113"/>
    </style:style>
    <style:style style:name="P27" style:family="paragraph" style:parent-style-name="Text_20_body">
      <style:text-properties officeooo:paragraph-rsid="000b7113"/>
    </style:style>
    <style:style style:name="P28" style:family="paragraph" style:parent-style-name="Text_20_body">
      <style:text-properties officeooo:rsid="000d75f2" officeooo:paragraph-rsid="000d75f2"/>
    </style:style>
    <style:style style:name="P29" style:family="paragraph" style:parent-style-name="Text_20_body">
      <style:text-properties officeooo:rsid="001252d2" officeooo:paragraph-rsid="001252d2"/>
    </style:style>
    <style:style style:name="P30" style:family="paragraph" style:parent-style-name="Text_20_body">
      <style:text-properties officeooo:rsid="0013499a" officeooo:paragraph-rsid="0013499a"/>
    </style:style>
    <style:style style:name="P31" style:family="paragraph" style:parent-style-name="Text_20_body" style:list-style-name="L1">
      <style:text-properties officeooo:paragraph-rsid="0013b109"/>
    </style:style>
    <style:style style:name="P32" style:family="paragraph" style:parent-style-name="Text_20_body" style:list-style-name="L2">
      <style:text-properties officeooo:paragraph-rsid="0013b109"/>
    </style:style>
    <style:style style:name="P33" style:family="paragraph" style:parent-style-name="Text_20_body" style:list-style-name="L2">
      <style:text-properties officeooo:paragraph-rsid="00151bd7"/>
    </style:style>
    <style:style style:name="P34" style:family="paragraph" style:parent-style-name="Text_20_body" style:list-style-name="L3">
      <style:text-properties officeooo:paragraph-rsid="00151bd7"/>
    </style:style>
    <style:style style:name="P35" style:family="paragraph" style:parent-style-name="Text_20_body" style:list-style-name="L4">
      <style:text-properties officeooo:paragraph-rsid="00151bd7"/>
    </style:style>
    <style:style style:name="P36" style:family="paragraph" style:parent-style-name="Text_20_body" style:list-style-name="L5">
      <style:text-properties officeooo:paragraph-rsid="00151bd7"/>
    </style:style>
    <style:style style:name="P37" style:family="paragraph" style:parent-style-name="Text_20_body" style:list-style-name="L6">
      <style:text-properties officeooo:paragraph-rsid="00151bd7"/>
    </style:style>
    <style:style style:name="P38" style:family="paragraph" style:parent-style-name="Text_20_body" style:list-style-name="L1">
      <style:text-properties officeooo:rsid="0015d676" officeooo:paragraph-rsid="0015d676"/>
    </style:style>
    <style:style style:name="P39" style:family="paragraph" style:parent-style-name="Text_20_body">
      <style:text-properties officeooo:rsid="0017a430" officeooo:paragraph-rsid="0017a430"/>
    </style:style>
    <style:style style:name="P40" style:family="paragraph" style:parent-style-name="Text_20_body">
      <style:text-properties officeooo:rsid="0019bf54" officeooo:paragraph-rsid="0019bf54"/>
    </style:style>
    <style:style style:name="P41" style:family="paragraph" style:parent-style-name="Text_20_body">
      <style:text-properties officeooo:paragraph-rsid="0019bf54"/>
    </style:style>
    <style:style style:name="P42" style:family="paragraph" style:parent-style-name="Text_20_body">
      <style:text-properties officeooo:rsid="001ac310" officeooo:paragraph-rsid="001ac310"/>
    </style:style>
    <style:style style:name="P43" style:family="paragraph" style:parent-style-name="Text_20_body">
      <style:text-properties officeooo:rsid="001ecd69" officeooo:paragraph-rsid="001ecd69"/>
    </style:style>
    <style:style style:name="P44" style:family="paragraph" style:parent-style-name="Text_20_body">
      <style:text-properties officeooo:rsid="001fdcfa" officeooo:paragraph-rsid="001fdcfa"/>
    </style:style>
    <style:style style:name="P45" style:family="paragraph" style:parent-style-name="Text_20_body">
      <style:text-properties officeooo:rsid="0020b27f" officeooo:paragraph-rsid="0020b27f"/>
    </style:style>
    <style:style style:name="P46" style:family="paragraph" style:parent-style-name="Text_20_body">
      <style:text-properties officeooo:paragraph-rsid="0020b27f"/>
    </style:style>
    <style:style style:name="P47" style:family="paragraph" style:parent-style-name="Text_20_body">
      <style:text-properties officeooo:rsid="0021ba86" officeooo:paragraph-rsid="0021ba86"/>
    </style:style>
    <style:style style:name="P48" style:family="paragraph" style:parent-style-name="Text_20_body">
      <style:text-properties officeooo:rsid="00228989" officeooo:paragraph-rsid="00228989"/>
    </style:style>
    <style:style style:name="P49" style:family="paragraph" style:parent-style-name="Text_20_body">
      <style:text-properties officeooo:rsid="0024427d" officeooo:paragraph-rsid="0024427d"/>
    </style:style>
    <style:style style:name="P50" style:family="paragraph" style:parent-style-name="Text_20_body">
      <style:text-properties officeooo:rsid="0025c836" officeooo:paragraph-rsid="0025c836"/>
    </style:style>
    <style:style style:name="P51" style:family="paragraph" style:parent-style-name="Text_20_body">
      <style:text-properties style:text-underline-style="none" fo:font-weight="normal" officeooo:rsid="0025c836" officeooo:paragraph-rsid="0025c836" style:font-weight-asian="normal" style:font-weight-complex="normal"/>
    </style:style>
    <style:style style:name="P52" style:family="paragraph" style:parent-style-name="Text_20_body">
      <style:text-properties officeooo:rsid="00272596" officeooo:paragraph-rsid="00272596"/>
    </style:style>
    <style:style style:name="P53" style:family="paragraph" style:parent-style-name="Text_20_body">
      <style:text-properties officeooo:rsid="0028fb72" officeooo:paragraph-rsid="0028fb72"/>
    </style:style>
    <style:style style:name="P54" style:family="paragraph" style:parent-style-name="Text_20_body" style:list-style-name="L7">
      <style:text-properties officeooo:rsid="0028fb72" officeooo:paragraph-rsid="0028fb72"/>
    </style:style>
    <style:style style:name="P55" style:family="paragraph" style:parent-style-name="Text_20_body" style:list-style-name="L9">
      <style:text-properties officeooo:rsid="0028fb72" officeooo:paragraph-rsid="0028fb72"/>
    </style:style>
    <style:style style:name="P56" style:family="paragraph" style:parent-style-name="Text_20_body">
      <style:text-properties officeooo:rsid="0028fb72" officeooo:paragraph-rsid="0028fb72" fo:background-color="#ffff00"/>
    </style:style>
    <style:style style:name="P57" style:family="paragraph" style:parent-style-name="Text_20_body">
      <style:text-properties officeooo:rsid="0029d683" officeooo:paragraph-rsid="0029d683"/>
    </style:style>
    <style:style style:name="P58" style:family="paragraph" style:parent-style-name="Text_20_body">
      <style:text-properties officeooo:rsid="002abbcc" officeooo:paragraph-rsid="002abbcc"/>
    </style:style>
    <style:style style:name="T1" style:family="text">
      <style:text-properties officeooo:rsid="0009f554"/>
    </style:style>
    <style:style style:name="T2" style:family="text">
      <style:text-properties officeooo:rsid="000b7113"/>
    </style:style>
    <style:style style:name="T3" style:family="text">
      <style:text-properties style:font-name="Liberation Mono"/>
    </style:style>
    <style:style style:name="T4" style:family="text">
      <style:text-properties style:font-name="Liberation Mono" officeooo:rsid="000b7113"/>
    </style:style>
    <style:style style:name="T5" style:family="text">
      <style:text-properties style:font-name="Liberation Mono" fo:font-style="normal" officeooo:rsid="0013284f" style:font-style-asian="normal" style:font-style-complex="normal"/>
    </style:style>
    <style:style style:name="T6" style:family="text">
      <style:text-properties style:font-name="Liberation Mono" officeooo:rsid="0013b109"/>
    </style:style>
    <style:style style:name="T7" style:family="text">
      <style:text-properties style:font-name="Liberation Mono" officeooo:rsid="0019bf54"/>
    </style:style>
    <style:style style:name="T8" style:family="text">
      <style:text-properties style:font-name="Liberation Mono" officeooo:rsid="0020b27f"/>
    </style:style>
    <style:style style:name="T9" style:family="text">
      <style:text-properties officeooo:rsid="000edeb3"/>
    </style:style>
    <style:style style:name="T10" style:family="text">
      <style:text-properties officeooo:rsid="00109167"/>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3284f" style:font-style-asian="normal" style:font-style-complex="normal"/>
    </style:style>
    <style:style style:name="T14" style:family="text">
      <style:text-properties officeooo:rsid="0013284f"/>
    </style:style>
    <style:style style:name="T15" style:family="text">
      <style:text-properties style:font-name="Liberation Mono" fo:font-size="9pt" style:font-name-asian="NSimSun1" style:font-size-asian="10pt" style:font-name-complex="Liberation Mono" style:font-size-complex="10pt"/>
    </style:style>
    <style:style style:name="T16" style:family="text">
      <style:text-properties style:font-name="Liberation Mono" fo:font-size="9pt" officeooo:rsid="0013284f" style:font-name-asian="NSimSun1" style:font-size-asian="10pt" style:font-name-complex="Liberation Mono" style:font-size-complex="10pt"/>
    </style:style>
    <style:style style:name="T17" style:family="text">
      <style:text-properties style:font-name="Liberation Mono" fo:font-size="9pt" officeooo:rsid="001fdcfa" style:font-name-asian="NSimSun1" style:font-size-asian="10pt" style:font-name-complex="Liberation Mono" style:font-size-complex="10pt"/>
    </style:style>
    <style:style style:name="T18" style:family="text">
      <style:text-properties style:font-name="Liberation Mono" fo:font-size="9pt" officeooo:rsid="0020b27f" style:font-name-asian="NSimSun1" style:font-size-asian="10pt" style:font-name-complex="Liberation Mono" style:font-size-complex="10pt"/>
    </style:style>
    <style:style style:name="T19" style:family="text">
      <style:text-properties style:font-name="Liberation Mono" fo:font-size="9pt" officeooo:rsid="0021ba86" style:font-name-asian="NSimSun1" style:font-size-asian="10pt" style:font-name-complex="Liberation Mono" style:font-size-complex="10pt"/>
    </style:style>
    <style:style style:name="T20" style:family="text">
      <style:text-properties style:font-name="Liberation Mono" fo:font-size="9pt" officeooo:rsid="00228989" style:font-name-asian="NSimSun1" style:font-size-asian="10pt" style:font-name-complex="Liberation Mono" style:font-size-complex="10pt"/>
    </style:style>
    <style:style style:name="T21" style:family="text">
      <style:text-properties style:font-name="Liberation Mono" fo:font-size="9pt" officeooo:rsid="0025c836" style:font-name-asian="NSimSun1" style:font-size-asian="10pt" style:font-name-complex="Liberation Mono" style:font-size-complex="10pt"/>
    </style:style>
    <style:style style:name="T22" style:family="text">
      <style:text-properties style:font-name="Liberation Mono" fo:font-size="9pt" officeooo:rsid="00272596" style:font-name-asian="NSimSun1" style:font-size-asian="10pt" style:font-name-complex="Liberation Mono" style:font-size-complex="10pt"/>
    </style:style>
    <style:style style:name="T23" style:family="text">
      <style:text-properties officeooo:rsid="0013b109"/>
    </style:style>
    <style:style style:name="T24" style:family="text">
      <style:text-properties officeooo:rsid="0017a430"/>
    </style:style>
    <style:style style:name="T25" style:family="text">
      <style:text-properties officeooo:rsid="00181e6a"/>
    </style:style>
    <style:style style:name="T26" style:family="text">
      <style:text-properties officeooo:rsid="0019bf54"/>
    </style:style>
    <style:style style:name="T27" style:family="text">
      <style:text-properties fo:font-weight="bold" style:font-weight-asian="bold" style:font-weight-complex="bold"/>
    </style:style>
    <style:style style:name="T28" style:family="text">
      <style:text-properties officeooo:rsid="001c65e4"/>
    </style:style>
    <style:style style:name="T29" style:family="text">
      <style:text-properties officeooo:rsid="001fdcfa"/>
    </style:style>
    <style:style style:name="T30" style:family="text">
      <style:text-properties officeooo:rsid="0020b27f"/>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officeooo:rsid="00228989"/>
    </style:style>
    <style:style style:name="T33" style:family="text">
      <style:text-properties fo:color="#00a933" loext:opacity="100%"/>
    </style:style>
    <style:style style:name="T34" style:family="text">
      <style:text-properties fo:color="#ff0000" loext:opacity="1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rsatz Server User Guide</text:p>
      <text:p text:style-name="P25">v3.0.0 (January 2021)</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_Toc106_3914946130" text:style-name="Index_20_Link" text:visited-style-name="Index_20_Link">Introduction<text:tab/>1</text:a></text:p>
          <text:p text:style-name="P22"><text:a xlink:type="simple" xlink:href="#__RefHeading___Toc108_3914946130" text:style-name="Index_20_Link" text:visited-style-name="Index_20_Link">What’s New In 3.0<text:tab/>2</text:a></text:p>
          <text:p text:style-name="P23"><text:a xlink:type="simple" xlink:href="#__RefHeading___Toc110_3914946130" text:style-name="Index_20_Link" text:visited-style-name="Index_20_Link">Migrating to 3.0<text:tab/>2</text:a></text:p>
          <text:p text:style-name="P22"><text:a xlink:type="simple" xlink:href="#__RefHeading___Toc112_3914946130" text:style-name="Index_20_Link" text:visited-style-name="Index_20_Link">What’s New in 2.0<text:tab/>3</text:a></text:p>
          <text:p text:style-name="P23"><text:a xlink:type="simple" xlink:href="#__RefHeading___Toc114_3914946130" text:style-name="Index_20_Link" text:visited-style-name="Index_20_Link">Migrating to 2.0<text:tab/>3</text:a></text:p>
          <text:p text:style-name="P22"><text:a xlink:type="simple" xlink:href="#__RefHeading___Toc117_3914946130" text:style-name="Index_20_Link" text:visited-style-name="Index_20_Link">What’s New in 1.9<text:tab/>4</text:a></text:p>
          <text:p text:style-name="P22"><text:a xlink:type="simple" xlink:href="#__RefHeading___Toc119_3914946130" text:style-name="Index_20_Link" text:visited-style-name="Index_20_Link">What’s New in 1.8<text:tab/>4</text:a></text:p>
          <text:p text:style-name="P21"><text:a xlink:type="simple" xlink:href="#__RefHeading___Toc121_3914946130" text:style-name="Index_20_Link" text:visited-style-name="Index_20_Link">Getting Started<text:tab/>4</text:a></text:p>
          <text:p text:style-name="P21"><text:a xlink:type="simple" xlink:href="#__RefHeading___Toc216_3914946130" text:style-name="Index_20_Link" text:visited-style-name="Index_20_Link">Ersatz Server Lifecycle<text:tab/>6</text:a></text:p>
          <text:p text:style-name="P22"><text:a xlink:type="simple" xlink:href="#__RefHeading___Toc218_3914946130" text:style-name="Index_20_Link" text:visited-style-name="Index_20_Link">Configuration<text:tab/>7</text:a></text:p>
          <text:p text:style-name="P22"><text:a xlink:type="simple" xlink:href="#__RefHeading___Toc220_3914946130" text:style-name="Index_20_Link" text:visited-style-name="Index_20_Link">Matching<text:tab/>7</text:a></text:p>
          <text:p text:style-name="P22"><text:a xlink:type="simple" xlink:href="#__RefHeading___Toc222_3914946130" text:style-name="Index_20_Link" text:visited-style-name="Index_20_Link">Verification<text:tab/>7</text:a></text:p>
          <text:p text:style-name="P22"><text:a xlink:type="simple" xlink:href="#__RefHeading___Toc224_3914946130" text:style-name="Index_20_Link" text:visited-style-name="Index_20_Link">Cleanup<text:tab/>7</text:a></text:p>
          <text:p text:style-name="P21"><text:a xlink:type="simple" xlink:href="#__RefHeading___Toc226_3914946130" text:style-name="Index_20_Link" text:visited-style-name="Index_20_Link">Server Configuration<text:tab/>8</text:a></text:p>
          <text:p text:style-name="P22"><text:a xlink:type="simple" xlink:href="#__RefHeading___Toc247_3914946130" text:style-name="Index_20_Link" text:visited-style-name="Index_20_Link">Authentication<text:tab/>8</text:a></text:p>
          <text:p text:style-name="P22"><text:a xlink:type="simple" xlink:href="#__RefHeading___Toc249_3914946130" text:style-name="Index_20_Link" text:visited-style-name="Index_20_Link">Auto-Start<text:tab/>8</text:a></text:p>
          <text:p text:style-name="P22"><text:a xlink:type="simple" xlink:href="#__RefHeading___Toc251_3914946130" text:style-name="Index_20_Link" text:visited-style-name="Index_20_Link">Server Port Configuration<text:tab/>9</text:a></text:p>
          <text:p text:style-name="P22"><text:a xlink:type="simple" xlink:href="#__RefHeading___Toc253_3914946130" text:style-name="Index_20_Link" text:visited-style-name="Index_20_Link">HTTPS Configuration<text:tab/>9</text:a></text:p>
          <text:p text:style-name="P23"><text:a xlink:type="simple" xlink:href="#__RefHeading___Toc255_3914946130" text:style-name="Index_20_Link" text:visited-style-name="Index_20_Link">Keystore<text:tab/>10</text:a></text:p>
          <text:p text:style-name="P22"><text:a xlink:type="simple" xlink:href="#__RefHeading___Toc257_3914946130" text:style-name="Index_20_Link" text:visited-style-name="Index_20_Link">Request Timeout<text:tab/>10</text:a></text:p>
          <text:p text:style-name="P22"><text:a xlink:type="simple" xlink:href="#__RefHeading___Toc259_3914946130" text:style-name="Index_20_Link" text:visited-style-name="Index_20_Link">Report-to-Console<text:tab/>10</text:a></text:p>
          <text:p text:style-name="P22"><text:a xlink:type="simple" xlink:href="#__RefHeading___Toc261_3914946130" text:style-name="Index_20_Link" text:visited-style-name="Index_20_Link">Logging Response Content<text:tab/>11</text:a></text:p>
          <text:p text:style-name="P22"><text:a xlink:type="simple" xlink:href="#__RefHeading___Toc263_3914946130" text:style-name="Index_20_Link" text:visited-style-name="Index_20_Link">Content Transformation<text:tab/>11</text:a></text:p>
          <text:p text:style-name="P23"><text:a xlink:type="simple" xlink:href="#__RefHeading___Toc265_3914946130" text:style-name="Index_20_Link" text:visited-style-name="Index_20_Link">Decoders<text:tab/>11</text:a></text:p>
          <text:p text:style-name="P23"><text:a xlink:type="simple" xlink:href="#__RefHeading___Toc267_3914946130" text:style-name="Index_20_Link" text:visited-style-name="Index_20_Link">JSON Decoders<text:tab/>12</text:a></text:p>
          <text:p text:style-name="P23"><text:a xlink:type="simple" xlink:href="#__RefHeading___Toc269_3914946130" text:style-name="Index_20_Link" text:visited-style-name="Index_20_Link">Encoders<text:tab/>12</text:a></text:p>
          <text:p text:style-name="P23"><text:a xlink:type="simple" xlink:href="#__RefHeading___Toc271_3914946130" text:style-name="Index_20_Link" text:visited-style-name="Index_20_Link">JSON Encoders<text:tab/>12</text:a></text:p>
          <text:p text:style-name="P22"><text:a xlink:type="simple" xlink:href="#__RefHeading___Toc273_3914946130" text:style-name="Index_20_Link" text:visited-style-name="Index_20_Link">Request Expectations<text:tab/>12</text:a></text:p>
        </text:index-body>
      </text:table-of-content>
      <text:h text:style-name="Heading_20_1" text:outline-level="1"><text:bookmark-start text:name="__RefHeading___Toc106_3914946130"/>Introduction<text:bookmark-end text:name="__RefHeading___Toc106_3914946130"/></text:h>
      <text:p text:style-name="Text_20_body">The Ersatz Server is a<text:span text:style-name="T1">n</text:span> HTTP client testing tool, which allows for request <text:span text:style-name="T1">and </text:span>response expectations to be configured in a flexible manner. The expectations will respond <text:span text:style-name="T1">to requests </text:span>in a configured manner allow<text:span text:style-name="T1">ing</text:span> <text:span text:style-name="T1">tests </text:span>with different responses and/or error conditions without having to write a lot of boiler-plate code.</text:p>
      <text:p text:style-name="Text_20_body">The "mock" server is not really <text:span text:style-name="T1">a </text:span>mock at all, it is an embedded Undertow HTTP server which registers the configured expectations as routes and then responds according to the <text:span text:style-name="T1">configured expectation </text:span><text:soft-page-break/>behavior. This approach may seem overly heavy; however, testing an HTTP client can involve a lot of internal state and interactions that the developer is generally unaware of (and should be) - trying to mock those interactions with a pure mocking framework will get out of hand very quickly, and Undertow starts up very quickly.</text:p>
      <text:p text:style-name="Text_20_body">Ersatz provides a balance of mock-like expectation behavior with a real HTTP interface and all of the underlying interactions in place. This allows for rich unit testing, which is what you were trying to do in the first place.</text:p>
      <text:p text:style-name="Text_20_body">Ersatz is written in <text:span text:style-name="T1">Java</text:span> <text:span text:style-name="T1">15 </text:span>due to its use of the modern functional libraries; however, <text:span text:style-name="T1">there is an extension library (ersatz-groovy) which provides a Groovy DSL and extensions to the base library</text:span>.</text:p>
      <text:p text:style-name="Text_20_body"><text:span text:style-name="T1">Lastly, </text:span>Ersatz is developed with testing in mind. It does not favor any specific testing framework, but it does work well with both the JUnit and Spock frameworks.</text:p>
      <text:h text:style-name="Heading_20_2" text:outline-level="2"><text:bookmark-start text:name="__RefHeading___Toc108_3914946130"/>What’s New In 3.0<text:bookmark-end text:name="__RefHeading___Toc108_3914946130"/></text:h>
      <text:list xml:id="list2753698526" text:style-name="L1">
        <text:list-item>
          <text:p text:style-name="P31">Not directly backward compatible with the 2.x codebase (see migration notes below).</text:p>
        </text:list-item>
        <text:list-item>
          <text:p text:style-name="P31">Requires Java 15+</text:p>
        </text:list-item>
        <text:list-item>
          <text:p text:style-name="P31">Removed support for legacy JUnit (&lt; 5).</text:p>
        </text:list-item>
        <text:list-item>
          <text:p text:style-name="P31">Added new option, <text:span text:style-name="T6">ServerConfig::logResponseContent()</text:span><text:span text:style-name="T23">, </text:span>to enable response content rendering (disabled by default).</text:p>
        </text:list-item>
        <text:list-item>
          <text:p text:style-name="P31">Removed Web Sockets support – this may be re-implemented later with a more stable API if there is interest.</text:p>
        </text:list-item>
        <text:list-item>
          <text:p text:style-name="P31">Removed the <text:span text:style-name="T3">ErsatzProxy</text:span> component – this may be re-implemented later if there is interest.</text:p>
        </text:list-item>
        <text:list-item>
          <text:p text:style-name="P31">Removed built-in support for JSON encoding/decoding <text:span text:style-name="T23">to remove an external dependency</text:span>. <text:span text:style-name="T23">See the Encoding and Decoding sections for example source for implementing your own</text:span>.</text:p>
        </text:list-item>
        <text:list-item>
          <text:p text:style-name="P31">Extracted the Groovy API into a separate library (<text:span text:style-name="T3">ersatz-groovy</text:span>) so that the main library could be implemented in Java without Groovy dependencies.</text:p>
        </text:list-item>
        <text:list-item>
          <text:p text:style-name="P31">Added more predefined <text:span text:style-name="T3">ContentType</text:span> constants.</text:p>
        </text:list-item>
        <text:list-item>
          <text:p text:style-name="P31">Added more encoders and decoders for common scenarios.</text:p>
        </text:list-item>
        <text:list-item>
          <text:p text:style-name="P31">Updated the dependencies and fixed some <text:span text:style-name="T23">exposed dependency </text:span>isolation issues.</text:p>
        </text:list-item>
        <text:list-item>
          <text:p text:style-name="P38">The User Guide is now presented as a PDF.</text:p>
        </text:list-item>
      </text:list>
      <text:h text:style-name="Heading_20_3" text:outline-level="3"><text:bookmark-start text:name="__RefHeading___Toc110_3914946130"/>Migrating to 3.0<text:bookmark-end text:name="__RefHeading___Toc110_3914946130"/></text:h>
      <text:list xml:id="list2846857015" text:style-name="L2">
        <text:list-item>
          <text:p text:style-name="P32">If you use the proxy or web sockets testing support, there is no upgrade path. Please create an <text:a xlink:type="simple" xlink:href="https://github.com/cjstehno/ersatz/issues" text:style-name="Internet_20_link" text:visited-style-name="Visited_20_Internet_20_Link">Issue</text:a> <text:span text:style-name="T23">or start a </text:span><text:a xlink:type="simple" xlink:href="https://github.com/cjstehno/ersatz/discussions" text:style-name="Internet_20_link" text:visited-style-name="Visited_20_Internet_20_Link"><text:span text:style-name="T23">Discussion</text:span></text:a><text:span text:style-name="T23"> </text:span>to show that you are interested in one or both of these features.</text:p>
        </text:list-item>
        <text:list-item>
          <text:p text:style-name="P32"><text:soft-page-break/>If <text:span text:style-name="T23">you use </text:span>Groovy <text:span text:style-name="T23">for development, </text:span>you will need to change your dependency references from using the <text:span text:style-name="T3">ersatz</text:span> library to use the new <text:span text:style-name="T3">ersatz-groovy</text:span> library. The same change applies if you are using the <text:span text:style-name="T3">safe</text:span> version of the library.</text:p>
        </text:list-item>
        <text:list-item>
          <text:p text:style-name="P33">If you are using the legacy JUnit support helper, you will either need to implement the support class yourself (optionally using the source from the 2.x codebase), or you can submit an <text:a xlink:type="simple" xlink:href="https://github.com/cjstehno/ersatz/issues" text:style-name="Internet_20_link" text:visited-style-name="Visited_20_Internet_20_Link">Issue</text:a> <text:span text:style-name="T23">or start a </text:span><text:a xlink:type="simple" xlink:href="https://github.com/cjstehno/ersatz/discussions" text:style-name="Internet_20_link" text:visited-style-name="Visited_20_Internet_20_Link"><text:span text:style-name="T23">Discussion</text:span></text:a><text:span text:style-name="T23"> </text:span>to show that you are interested in one or both of these features.</text:p>
        </text:list-item>
        <text:list-item>
          <text:p text:style-name="P32">If you are using the built-in JSON encoder or decoder, you will need to replace them with your own implementation (documentation and sample code are provided in the Decoders and Encoders sections).</text:p>
        </text:list-item>
      </text:list>
      <text:h text:style-name="Heading_20_2" text:outline-level="2"><text:bookmark-start text:name="__RefHeading___Toc112_3914946130"/>What’s New in 2.0<text:bookmark-end text:name="__RefHeading___Toc112_3914946130"/></text:h>
      <text:list xml:id="list2642333738" text:style-name="L3">
        <text:list-item>
          <text:p text:style-name="P34">Not directly backward compatible with 1.x codebase (see migration notes below).</text:p>
        </text:list-item>
        <text:list-item>
          <text:p text:style-name="P34">Requires Java 11+.</text:p>
        </text:list-item>
        <text:list-item>
          <text:p text:style-name="P34">Refactored code and packaging as well as code-conversion from Groovy to Java (no loss of support for using with Groovy).</text:p>
        </text:list-item>
        <text:list-item>
          <text:p text:style-name="P34">Removed deprecated methods.</text:p>
        </text:list-item>
        <text:list-item>
          <text:p text:style-name="P34">Refactored the HTTP method names to be uppercase.</text:p>
        </text:list-item>
        <text:list-item>
          <text:p text:style-name="P34">Added optional timeout for standard request verify calls.</text:p>
        </text:list-item>
        <text:list-item>
          <text:p text:style-name="P34">Converted the underlying response content from String to byte[] (also changed response encoder API)</text:p>
        </text:list-item>
        <text:list-item>
          <text:p text:style-name="P34">Refactored the underlying server into a more abstract integration so that it may be swapped out in the future.</text:p>
        </text:list-item>
        <text:list-item>
          <text:p text:style-name="P34">Pulled external Closure helper API code into codebase (to avoid breaking maven-central support)</text:p>
        </text:list-item>
        <text:list-item>
          <text:p text:style-name="P34">Refactored the JUnit support (4 and 5)</text:p>
        </text:list-item>
      </text:list>
      <text:h text:style-name="Heading_20_3" text:outline-level="3"><text:bookmark-start text:name="__RefHeading___Toc114_3914946130"/>Migrating to 2.0<text:bookmark-end text:name="__RefHeading___Toc114_3914946130"/></text:h>
      <text:list xml:id="list3197111534" text:style-name="L4">
        <text:list-item>
          <text:p text:style-name="P35">Change all HTTP method names to uppercase (e.g. if you have a <text:span text:style-name="T3">head('/foo')</text:span> call, change it to <text:span text:style-name="T3">HEAD('/foo')</text:span>).</text:p>
        </text:list-item>
        <text:list-item>
          <text:p text:style-name="P35">Replace any deprecated method usages with appropriate replacements.</text:p>
        </text:list-item>
        <text:list-item>
          <text:p text:style-name="P35">If you use the <text:span text:style-name="T3">ErsatzProxy</text:span> or JUnit helper classes, you will need to change the package information.</text:p>
        </text:list-item>
        <text:list-item>
          <text:p text:style-name="P35">Most of the DSL classes were repackaged and will require updates to the package names imported.</text:p>
        </text:list-item>
      </text:list>
      <text:h text:style-name="Heading_20_2" text:outline-level="2"><text:bookmark-start text:name="__RefHeading___Toc117_3914946130"/><text:soft-page-break/>What’s New in 1.9<text:bookmark-end text:name="__RefHeading___Toc117_3914946130"/></text:h>
      <text:list xml:id="list3676409536" text:style-name="L5">
        <text:list-item>
          <text:p text:style-name="P36">Corrections to the closure variable scoping.</text:p>
        </text:list-item>
        <text:list-item>
          <text:p text:style-name="P36">Support for configuring the server port - though, in general, this is not recommended.</text:p>
        </text:list-item>
        <text:list-item>
          <text:p text:style-name="P36">Some added usage documentation</text:p>
        </text:list-item>
      </text:list>
      <text:h text:style-name="Heading_20_2" text:outline-level="2"><text:bookmark-start text:name="__RefHeading___Toc119_3914946130"/>What’s New in 1.8<text:bookmark-end text:name="__RefHeading___Toc119_3914946130"/></text:h>
      <text:list xml:id="list4097917748" text:style-name="L6">
        <text:list-item>
          <text:p text:style-name="P37">Variable scope changes – the configuration Groovy DSL closures had incorrect (or inadequate) resolution strategies specified which caused variables to be resolved incorrectly in some situations. All of the closures now use <text:span text:style-name="T3">DELEGATE_FIRST</text:span>; however, beware this may cause some issues with existing code.</text:p>
        </text:list-item>
        <text:list-item>
          <text:p text:style-name="P37">Deprecation of the <text:span text:style-name="T3">Response::content(...)</text:span> methods in favor of the new <text:span text:style-name="T3">body(...)</text:span> methods.</text:p>
        </text:list-item>
        <text:list-item>
          <text:p text:style-name="P37">ANSI color codes were added to the match failure reports to make them a bit more readable.</text:p>
        </text:list-item>
        <text:list-item>
          <text:p text:style-name="P37">A couple of helper methods were added to <text:span text:style-name="T3">ErsatzServer</text:span> to facilitate simple URL string building – see <text:span text:style-name="T3">httpUrl(String)</text:span> and <text:span text:style-name="T3">httpsUrl(String)</text:span>.</text:p>
        </text:list-item>
        <text:list-item>
          <text:p text:style-name="P37">A JUnit 5 <text:span text:style-name="T3">Extension</text:span> was added to make server management simple with JUnit 5, similar to what already existed for JUnit 4.</text:p>
        </text:list-item>
        <text:list-item>
          <text:p text:style-name="P37">Support for "chunked" responses with fixed or random delays between chunks has been added.</text:p>
        </text:list-item>
      </text:list>
      <text:h text:style-name="Heading_20_1" text:outline-level="1"><text:bookmark-start text:name="__RefHeading___Toc121_3914946130"/>Getting Started<text:bookmark-end text:name="__RefHeading___Toc121_3914946130"/></text:h>
      <text:p text:style-name="P27"><text:span text:style-name="T2">The </text:span><text:span text:style-name="T4">ersatz</text:span><text:span text:style-name="T2"> and </text:span><text:span text:style-name="T4">ersatz-groovy</text:span><text:span text:style-name="T2"> libraries are available via Bintray (JCenter) and the Maven Central Repository; you can add them to your project using one of the following methods:</text:span></text:p>
      <text:p text:style-name="P26">For Gradle add the following to your <text:span text:style-name="T3">build.gradle</text:span> file:</text:p>
      <text:p text:style-name="Code">testCompile ‘com.stehno.ersatz:ersatz:3.0.0’</text:p>
      <text:p text:style-name="P26">For Maven, add the code below to your <text:span text:style-name="T3">pom.xml</text:span> file dependencies section:</text:p>
      <text:p text:style-name="Code">&lt;<text:span text:style-name="T2">dependency&gt;</text:span></text:p>
      <text:p text:style-name="Code"><text:s text:c="4"/>&lt;<text:span text:style-name="T2">groupId&gt;com.stehno.ersatz&lt;/groupId&gt;</text:span></text:p>
      <text:p text:style-name="Code"><text:s text:c="4"/>&lt;<text:span text:style-name="T2">artifactId&gt;ersatz&lt;/artifactId&gt;</text:span></text:p>
      <text:p text:style-name="Code"><text:s text:c="4"/>&lt;<text:span text:style-name="T2">version&gt;3.0.0&lt;/version&gt;</text:span></text:p>
      <text:p text:style-name="Code"><text:s text:c="4"/>&lt;<text:span text:style-name="T2">scope&gt;test&lt;/scope&gt;</text:span></text:p>
      <text:p text:style-name="Code">&lt;/<text:span text:style-name="T2">dependency&gt;</text:span></text:p>
      <text:p text:style-name="P28">If you are working with Groovy, you can use the <text:span text:style-name="T3">ersatz-groovy</text:span> artifact instead (it pulls in the core <text:span text:style-name="T3">ersatz</text:span> library as a dependency).</text:p>
      <text:p text:style-name="P28"><text:soft-page-break/>Once you have the library configured as a dependency, you could use it in a JUnit 5 test as follows <text:span text:style-name="T10">(Java)</text:span>:</text:p>
      <text:p text:style-name="P1">package com.stehno.ersatz.examples;</text:p>
      <text:p text:style-name="P1"/>
      <text:p text:style-name="P1">import com.stehno.ersatz.ErsatzServer;</text:p>
      <text:p text:style-name="P1">import com.stehno.ersatz.junit.ErsatzServerExtension;</text:p>
      <text:p text:style-name="P1">import org.junit.jupiter.api.Assertions;</text:p>
      <text:p text:style-name="P1">import org.junit.jupiter.api.Test;</text:p>
      <text:p text:style-name="P1">import org.junit.jupiter.api.extension.ExtendWith;</text:p>
      <text:p text:style-name="P1"/>
      <text:p text:style-name="P1">import java.net.URI;</text:p>
      <text:p text:style-name="P1">import java.net.http.HttpClient;</text:p>
      <text:p text:style-name="P1">import java.net.http.HttpRequest;</text:p>
      <text:p text:style-name="P1">import java.net.http.HttpResponse;</text:p>
      <text:p text:style-name="P1"/>
      <text:p text:style-name="P1">import static com.stehno.ersatz.cfg.ContentType.TEXT_PLAIN;</text:p>
      <text:p text:style-name="P1">import static java.net.http.HttpClient.newHttpClient;</text:p>
      <text:p text:style-name="P1">import static java.net.http.HttpResponse.BodyHandlers.ofString;</text:p>
      <text:p text:style-name="P1">import static org.junit.jupiter.api.Assertions.assertEquals;</text:p>
      <text:p text:style-name="P2"><text:span text:style-name="T9">import static org.junit.jupiter.api.Assertions.</text:span><text:span text:style-name="T16">assertTrue</text:span><text:span text:style-name="T9">;</text:span></text:p>
      <text:p text:style-name="P1"/>
      <text:p text:style-name="P1">@ExtendWith(ErsatzServerExtension.class)</text:p>
      <text:p text:style-name="P1">class HelloTest {</text:p>
      <text:p text:style-name="P1"/>
      <text:p text:style-name="P1"><text:s text:c="4"/>private ErsatzServer server;</text:p>
      <text:p text:style-name="P1"/>
      <text:p text:style-name="P1"><text:s text:c="4"/>@Test void sayHello() throws Exception {</text:p>
      <text:p text:style-name="P1"><text:s text:c="8"/>server.expectations(expect -&gt; {</text:p>
      <text:p text:style-name="P1"><text:s text:c="12"/>expect.GET("/say/hello", req -&gt; {</text:p>
      <text:p text:style-name="P1"><text:s text:c="16"/>req.called(1);</text:p>
      <text:p text:style-name="P1"><text:s text:c="16"/>req.query("name", "Ersatz");</text:p>
      <text:p text:style-name="P1"><text:s text:c="16"/>req.responder(res -&gt; {</text:p>
      <text:p text:style-name="P1"><text:s text:c="20"/>res.body("Hello, Ersatz", TEXT_PLAIN);</text:p>
      <text:p text:style-name="P1"><text:s text:c="16"/>});</text:p>
      <text:p text:style-name="P1"><text:s text:c="12"/>});</text:p>
      <text:p text:style-name="P1"><text:s text:c="8"/>});</text:p>
      <text:p text:style-name="P1"/>
      <text:p text:style-name="P1"><text:s text:c="8"/>final var request = HttpRequest</text:p>
      <text:p text:style-name="P1"><text:s text:c="12"/>.newBuilder(new URI(server.httpUrl("/say/hello?name=Ersatz")))</text:p>
      <text:p text:style-name="P1"><text:s text:c="12"/>.GET()</text:p>
      <text:p text:style-name="P1"><text:s text:c="12"/>.build();</text:p>
      <text:p text:style-name="P1"/>
      <text:p text:style-name="P1"><text:s text:c="8"/>final var response = newHttpClient().send(request, ofString());</text:p>
      <text:p text:style-name="P1"/>
      <text:p text:style-name="P1"><text:s text:c="8"/>assertEquals(200, response.statusCode());</text:p>
      <text:p text:style-name="P1"><text:s text:c="8"/>assertEquals("Hello, Ersatz", response.body());</text:p>
      <text:p text:style-name="P1"><text:s text:c="8"/><text:span text:style-name="T14">assertTrue(server.verify());</text:span></text:p>
      <text:p text:style-name="P1"><text:s text:c="4"/>}</text:p>
      <text:p text:style-name="P1">}</text:p>
      <text:p text:style-name="P29">The server is configured to expect a single GET<text:span text:style-name="T11"> /</text:span><text:span text:style-name="T12">say/hello request with name=Ersatz on the query string. When it receives that request, the server will respond with status code 200 (by default), and a response with content-type “text/plain” and “Hello, Ersatz” as the body content. </text:span><text:span text:style-name="T13">If the server does not receive the expected request, the </text:span><text:span text:style-name="T5">verify()</text:span><text:span text:style-name="T13"> call will fail, likewise, the expected response content would not be returned.</text:span></text:p>
      <text:p text:style-name="P30">A similar test could be written in Groovy, also using JUnit 5, as follows:</text:p>
      <text:p text:style-name="Code">package com.stehno.ersatz.examples</text:p>
      <text:p text:style-name="Code"><text:soft-page-break/></text:p>
      <text:p text:style-name="Code">import com.stehno.ersatz.GroovyErsatzServer</text:p>
      <text:p text:style-name="Code">import com.stehno.ersatz.junit.ErsatzServerExtension</text:p>
      <text:p text:style-name="Code">import org.junit.jupiter.api.Test</text:p>
      <text:p text:style-name="Code">import org.junit.jupiter.api.extension.ExtendWith</text:p>
      <text:p text:style-name="Code"/>
      <text:p text:style-name="Code">import java.net.http.HttpRequest</text:p>
      <text:p text:style-name="Code"/>
      <text:p text:style-name="Code">import static com.stehno.ersatz.cfg.ContentType.TEXT_PLAIN</text:p>
      <text:p text:style-name="Code">import static java.net.http.HttpClient.newHttpClient</text:p>
      <text:p text:style-name="Code">import static java.net.http.HttpResponse.BodyHandlers.ofString</text:p>
      <text:p text:style-name="Code">import static org.junit.jupiter.api.Assertions.assertEquals</text:p>
      <text:p text:style-name="Code">import static org.junit.jupiter.api.Assertions.assertTrue</text:p>
      <text:p text:style-name="Code"/>
      <text:p text:style-name="Code">@ExtendWith(ErsatzServerExtension)</text:p>
      <text:p text:style-name="Code">class HelloGroovyTest {</text:p>
      <text:p text:style-name="Code"/>
      <text:p text:style-name="Code"><text:s text:c="4"/>private GroovyErsatzServer server</text:p>
      <text:p text:style-name="Code"/>
      <text:p text:style-name="Code"><text:s text:c="4"/>@Test void 'say hello'() {</text:p>
      <text:p text:style-name="Code"><text:s text:c="8"/>server.expectations {</text:p>
      <text:p text:style-name="Code"><text:s text:c="12"/>GET('/say/hello') {</text:p>
      <text:p text:style-name="Code"><text:s text:c="16"/>called 1</text:p>
      <text:p text:style-name="Code"><text:s text:c="16"/>query 'name', 'Ersatz'</text:p>
      <text:p text:style-name="Code"><text:s text:c="16"/>responder {</text:p>
      <text:p text:style-name="Code"><text:s text:c="20"/>body 'Hello, Ersatz', TEXT_PLAIN</text:p>
      <text:p text:style-name="Code"><text:s text:c="16"/>}</text:p>
      <text:p text:style-name="Code"><text:s text:c="12"/>}</text:p>
      <text:p text:style-name="Code"><text:s text:c="8"/>}</text:p>
      <text:p text:style-name="Code"/>
      <text:p text:style-name="Code"><text:s text:c="8"/>final var request = HttpRequest</text:p>
      <text:p text:style-name="Code"><text:s text:c="16"/>.newBuilder(new URI(server.httpUrl('/say/hello?name=Ersatz')))</text:p>
      <text:p text:style-name="Code"><text:s text:c="16"/>.GET()</text:p>
      <text:p text:style-name="Code"><text:s text:c="16"/>.build()</text:p>
      <text:p text:style-name="Code"/>
      <text:p text:style-name="Code"><text:s text:c="8"/>final var response = newHttpClient().send(request, ofString())</text:p>
      <text:p text:style-name="Code"/>
      <text:p text:style-name="Code"><text:s text:c="8"/>assertEquals 200, response.statusCode()</text:p>
      <text:p text:style-name="Code"><text:s text:c="8"/>assertEquals 'Hello, Ersatz', response.body()</text:p>
      <text:p text:style-name="Code"><text:s text:c="8"/>assertTrue server.verify()</text:p>
      <text:p text:style-name="Code"><text:s text:c="4"/>}</text:p>
      <text:p text:style-name="Code">}</text:p>
      <text:p text:style-name="P30">Note that the configuration is almost identical between the two, though with Groovy it’s just a bit cleaner. Also, note that for the Groovy version the <text:span text:style-name="T3">GroovyErsatzServer</text:span> is used instead of the <text:span text:style-name="T3">ErsatzServer</text:span> – this provides additional Groovy DSL support.</text:p>
      <text:h text:style-name="Heading_20_1" text:outline-level="1"><text:bookmark-start text:name="__RefHeading___Toc216_3914946130"/>Ersatz Server <text:span text:style-name="T24">Lifecycle</text:span><text:bookmark-end text:name="__RefHeading___Toc216_3914946130"/></text:h>
      <text:p text:style-name="P39">The core component of the Ersatz Server framework is the <text:span text:style-name="T3">ErsatzServer</text:span> class. It is used to manage the server lifecycle as well as providing the configuration interface.</text:p>
      <text:p text:style-name="P39">The lifecycle of the server can be broken down into four states: Configuration, Matching, Verification, and Cleanup. <text:span text:style-name="T25">Each is detailed in the following sections.</text:span></text:p>
      <text:h text:style-name="Heading_20_2" text:outline-level="2"><text:bookmark-start text:name="__RefHeading___Toc218_3914946130"/><text:soft-page-break/>Configuration<text:bookmark-end text:name="__RefHeading___Toc218_3914946130"/></text:h>
      <text:p text:style-name="P40">The first lifecycle state is “configuration”, where the server is instantiated, request expectations are configured and the server is started. </text:p>
      <text:p text:style-name="P40">An Ersatz server is created as an instance of either <text:span text:style-name="T3">ErsatzServer</text:span> or <text:span text:style-name="T3">GroovyErsatzServer</text:span> with optional configuration performed by providing a <text:span text:style-name="T3">Consumer&lt;ServerConfig&gt;</text:span> or a <text:span text:style-name="T3">Closure</text:span> respectively. Both will have an instance of <text:span text:style-name="T3">ServerConfig</text:span> passed into them for the configuration to be applied.</text:p>
      <text:p text:style-name="P40">Global decoders and encoders may also be configured with the server, as such they will be used as defaults across all configured expectations.</text:p>
      <text:p text:style-name="P40">At this point, there is no HTTP server running and it is ready for further configuration, as well specifying the request expectations (using the <text:span text:style-name="T3">expectations(…)</text:span> and <text:span text:style-name="T3">expects()</text:span> methods).</text:p>
      <text:p text:style-name="P41"><text:span text:style-name="T26">Once the request expectations are configured, if auto-start is enabled (the default), the server will automatically start. If auto-start is disabled (using </text:span><text:span text:style-name="T7">autoStart(false)</text:span><text:span text:style-name="T26">), the server will need to be started using the </text:span><text:span text:style-name="T7">start()</text:span><text:span text:style-name="T26"> method. If the server is not started, you will receive connection errors during testing.</text:span></text:p>
      <text:p text:style-name="P40">The server is now ready for “matching”.</text:p>
      <text:h text:style-name="Heading_20_2" text:outline-level="2"><text:bookmark-start text:name="__RefHeading___Toc220_3914946130"/>Matching<text:bookmark-end text:name="__RefHeading___Toc220_3914946130"/></text:h>
      <text:p text:style-name="P41"><text:span text:style-name="T26">The second state of the server, is “matching”, where request/response interactions are made against the server.</text:span></text:p>
      <text:p text:style-name="P40">Any HTTP client can be used to make requests against an Ersatz server. The <text:span text:style-name="T3">ErsatzServer</text:span> instance has some helpful methods for use by the client, in order to get the URLs, ports as exposed by the server.</text:p>
      <text:h text:style-name="Heading_20_2" text:outline-level="2"><text:bookmark-start text:name="__RefHeading___Toc222_3914946130"/>Verification<text:bookmark-end text:name="__RefHeading___Toc222_3914946130"/></text:h>
      <text:p text:style-name="P41"><text:span text:style-name="T26">Once the testing has been performed, it may be desirable to verify whether or not the expected requests were matched the expected number of times (using the </text:span><text:span text:style-name="T7">Request::called(…)</text:span><text:span text:style-name="T26"> methods) rather than just that they were called at all.</text:span></text:p>
      <text:p text:style-name="P42">To execute verification, one the <text:span text:style-name="T3">ErsatzServer::verify(…)</text:span> must be called, which will return a boolean value of true if the verification passed.</text:p>
      <text:p text:style-name="P42">Verification is optional and may simply be skipped if you have no need for counting the requests.</text:p>
      <text:h text:style-name="Heading_20_2" text:outline-level="2"><text:bookmark-start text:name="__RefHeading___Toc224_3914946130"/>Cleanup<text:bookmark-end text:name="__RefHeading___Toc224_3914946130"/></text:h>
      <text:p text:style-name="P42">After matching and verification, when all test interactions have completed, the server must be stopped in order to free up resources and close connections. This is done by calling the <text:soft-page-break/><text:span text:style-name="T3">ErsatzServer::stop()</text:span> method or its alias <text:span text:style-name="T3">close()</text:span>. This is an important step, as odd test failures have been noticed during multi-test runs if the server is not properly stopped. </text:p>
      <text:p text:style-name="P42">If you use JUnit 5, you can use the <text:span text:style-name="T3">ErsatzServerExtension</text:span> to perform server instantiation and cleanup for you.</text:p>
      <text:p text:style-name="P42">If you use Spock, you can use the <text:span text:style-name="T3">@AutoCleanup</text:span> annotation on the ErsatzServer to perform the cleanup automatically.</text:p>
      <text:p text:style-name="P42">Note: A stopped server may be restarted, though if you want to clean out expectations, you may want to call the <text:span text:style-name="T3">ErsatzServer::clearExpectations()</text:span> method before starting it again.</text:p>
      <text:h text:style-name="Heading_20_1" text:outline-level="1"><text:bookmark-start text:name="__RefHeading___Toc226_3914946130"/><text:span text:style-name="T28">Server </text:span>Configuration<text:bookmark-end text:name="__RefHeading___Toc226_3914946130"/></text:h>
      <text:p text:style-name="P43">The <text:span text:style-name="T3">ServerConfig</text:span> interface provides the configuration methods for the server.</text:p>
      <text:h text:style-name="Heading_20_2" text:outline-level="2"><text:bookmark-start text:name="__RefHeading___Toc247_3914946130"/>Authentication<text:bookmark-end text:name="__RefHeading___Toc247_3914946130"/></text:h>
      <text:p text:style-name="P44">The server supports two forms of built-in authentication, BASIC and DIGEST. Both authentication methods are exclusive and globally configured, meaning that they cannot be configured together on the same server and that when configured, they apply to all endpoints configured on the server.</text:p>
      <text:p text:style-name="P44">If more fine-grained control of which URLs are authenticated is desired, you will need to configure multiple Ersatz Servers for the different configuration sets.</text:p>
      <text:p text:style-name="P44"><text:span text:style-name="T27">BASIC Authentication.</text:span> <text:a xlink:type="simple" xlink:href="https://en.wikipedia.org/wiki/Basic_access_authentication" text:style-name="Internet_20_link" text:visited-style-name="Visited_20_Internet_20_Link">HTTP BASIC Authentication</text:a> is supported using the <text:span text:style-name="T3">basic(...)</text:span> configuration methods, using either the default username and password or supplying your own.</text:p>
      <text:p text:style-name="P3">final var server = new ErsatzServer(cfg -&gt; {</text:p>
      <text:p text:style-name="P3"><text:s text:c="4"/>cfg.authentication(auth -&gt; {</text:p>
      <text:p text:style-name="P3"><text:s text:c="8"/>auth.basic("someuser", "p@$$word");</text:p>
      <text:p text:style-name="P3"><text:s text:c="4"/>});</text:p>
      <text:p text:style-name="P3">));</text:p>
      <text:p text:style-name="P44"><text:span text:style-name="T27">DIGEST Authentication.</text:span> <text:a xlink:type="simple" xlink:href="https://en.wikipedia.org/wiki/Digest_access_authentication" text:style-name="Internet_20_link" text:visited-style-name="Visited_20_Internet_20_Link">HTTP DIGEST Authentication</text:a> is supported using the <text:span text:style-name="T3">digest(...)</text:span> configuration methods, using either the default username and password, or supplying your own.</text:p>
      <text:p text:style-name="P3">final var server = new ErsatzServer(cfg -&gt; {</text:p>
      <text:p text:style-name="P3"><text:s text:c="4"/>cfg.authentication(auth -&gt; {</text:p>
      <text:p text:style-name="P10"><text:span text:style-name="T29"><text:s text:c="8"/>auth.</text:span><text:span text:style-name="T17">digest</text:span><text:span text:style-name="T29">("someuser", "p@$$word");</text:span></text:p>
      <text:p text:style-name="P3"><text:s text:c="4"/>});</text:p>
      <text:p text:style-name="P3">));</text:p>
      <text:h text:style-name="Heading_20_2" text:outline-level="2"><text:bookmark-start text:name="__RefHeading___Toc249_3914946130"/>Auto-Start<text:bookmark-end text:name="__RefHeading___Toc249_3914946130"/></text:h>
      <text:p text:style-name="P46"><text:span text:style-name="T30">The auto-start flag is enabled by default to allow the server to start automatically once the expectations have been applied (e.g. after the </text:span><text:span text:style-name="T8">expectations(…)</text:span><text:span text:style-name="T30"> method has been called. This removes the need to explicitly call the </text:span><text:span text:style-name="T8">start()</text:span><text:span text:style-name="T30"> method.</text:span></text:p>
      <text:p text:style-name="P45"><text:soft-page-break/>If for some reason, you want to disable the auto-start feature, you can do the following:</text:p>
      <text:p text:style-name="P4">final var server = new ErsatzServer(cfg -&gt; {</text:p>
      <text:p text:style-name="P11"><text:span text:style-name="T29"><text:s text:c="4"/></text:span><text:span text:style-name="T30">cfg.</text:span><text:span text:style-name="T18">autoStart(false);</text:span></text:p>
      <text:p text:style-name="P4">));</text:p>
      <text:h text:style-name="Heading_20_2" text:outline-level="2"><text:bookmark-start text:name="__RefHeading___Toc251_3914946130"/>Server Port Configuration <text:bookmark-end text:name="__RefHeading___Toc251_3914946130"/></text:h>
      <text:p text:style-name="P48">In general, it is recommended to let the server find the best available port for your run (it starts on an ephemeral port by default). There are some cases when you need to explicitly specify the HTTP or HTTPS server port.</text:p>
      <text:p text:style-name="P6">final var server = new ErsatzServer(cfg -&gt; {</text:p>
      <text:p text:style-name="P13"><text:span text:style-name="T29"><text:s text:c="4"/></text:span><text:span text:style-name="T30">cfg.</text:span><text:span text:style-name="T20">httpPort(1111);</text:span></text:p>
      <text:p text:style-name="P13"><text:span text:style-name="T20"><text:s text:c="4"/>cfg.httpsPort(2222);</text:span></text:p>
      <text:p text:style-name="P6">));</text:p>
      <text:p text:style-name="P48"><text:span text:style-name="T31">Warning</text:span><text:span text:style-name="T27">:</text:span> The danger of doing this is that with a fixed port you run the risk of having port collisions with other services or even other running instances of your tests. This should only be used in extremely rare cases.</text:p>
      <text:h text:style-name="Heading_20_2" text:outline-level="2"><text:bookmark-start text:name="__RefHeading___Toc253_3914946130"/>HTTPS Configuration<text:bookmark-end text:name="__RefHeading___Toc253_3914946130"/></text:h>
      <text:p text:style-name="P49">The server supports HTTP S requests when the <text:span text:style-name="T3">https(…)</text:span> feature flag is enabled. When enabled, the server will setup both an HTTP and HTTPS listener which will have access to all configured expectations. </text:p>
      <text:p text:style-name="P7">final var server = new ErsatzServer(cfg -&gt; {</text:p>
      <text:p text:style-name="P14"><text:span text:style-name="T29"><text:s text:c="4"/></text:span><text:span text:style-name="T30">cfg.</text:span><text:span text:style-name="T21">https();</text:span></text:p>
      <text:p text:style-name="P7"><text:span text:style-name="T18">));</text:span></text:p>
      <text:p text:style-name="P51">In order to limit a specific request expectation to HTTP or HTTPS, apply the protocol(String) request matcher with the desired protocol, similar to the following:</text:p>
      <text:p text:style-name="P15"><text:span text:style-name="T30">s</text:span>erver.expectations(expect -&gt; {</text:p>
      <text:p text:style-name="P15"><text:s text:c="4"/>expect.GET("/something").protocol("https").responding("stuff");</text:p>
      <text:p text:style-name="P15">});</text:p>
      <text:p text:style-name="P51">The code above will match an HTTPS request to <text:span text:style-name="T3">GET /something</text:span> and send a response with “stuff” as its body; however, it will not match an HTTP request to the same method and path.</text:p>
      <text:p text:style-name="P50"><text:span text:style-name="T31">Warning</text:span><text:span text:style-name="T27">:</text:span> The HTTPS support is rudimentary and meant to test HTTPS endpoints, not any explicit features of HTTPS itself. Also, your client will need to be able to ignore any self-signed certificate issues in one way or another.</text:p>
      <text:h text:style-name="Heading_20_3" text:outline-level="3"><text:bookmark-start text:name="__RefHeading___Toc255_3914946130"/><text:soft-page-break/>Keystore<text:bookmark-end text:name="__RefHeading___Toc255_3914946130"/></text:h>
      <text:p text:style-name="P50">A default keystore is provided with the Ersatz library, and it should suffice for most test cases; however, you may need/wish to provide your own custom keystore for whatever reason. A supported keystore file may be created using the following command:</text:p>
      <text:p text:style-name="P8"><text:span text:style-name="T18">./</text:span><text:span text:style-name="T21">keytool -genkey -alias &lt;NAME&gt; -keyalg RSA -keystore &lt;FILE_LOCATION&gt;</text:span></text:p>
      <text:p text:style-name="P50">where <text:span text:style-name="T3">&lt;NAME&gt;</text:span> is the key name and <text:span text:style-name="T3">&lt;FILE_LOCATION&gt;</text:span> is the location where the keystore file is to be created. You will be asked a few questions about the key being created. The default keystore name is ersatz and it has the following properties.</text:p>
      <text:p text:style-name="P18"><text:span text:style-name="T18">C</text:span><text:span text:style-name="T15">N=Ersatz, OU=Ersatz, O=Ersatz, L=Nowhere, ST=Nowhere, C=US</text:span></text:p>
      <text:p text:style-name="P50">Obviously, it is only for testing purposes.</text:p>
      <text:p text:style-name="P52">The keystore then needs to be provided during the server configuration, as follows:</text:p>
      <text:p text:style-name="P9">final var server = new ErsatzServer(cfg -&gt; {</text:p>
      <text:p text:style-name="P19"><text:span text:style-name="T29"><text:s text:c="4"/></text:span><text:span text:style-name="T30">cfg.</text:span><text:span text:style-name="T22">https();</text:span></text:p>
      <text:p text:style-name="P19"><text:span text:style-name="T22"><text:s text:c="4"/>cfg.keystore(KEYSTORE_URL, KEYSTORE_PASS);</text:span></text:p>
      <text:p text:style-name="P9"><text:span text:style-name="T18">));</text:span></text:p>
      <text:p text:style-name="P52">where <text:span text:style-name="T3">KEYSTORE_URL</text:span> is the URL to your custom keystore file, and <text:span text:style-name="T3">KEYSTORE_PASS</text:span> is the password (maybe omitted if you used “ersatz” as the password).</text:p>
      <text:h text:style-name="Heading_20_2" text:outline-level="2"><text:bookmark-start text:name="__RefHeading___Toc257_3914946130"/>Request Timeout<text:bookmark-end text:name="__RefHeading___Toc257_3914946130"/></text:h>
      <text:p text:style-name="P47">The server request timeout configuration may be specified using the timeout(…) configuration methods.</text:p>
      <text:p text:style-name="P5">final var server = new ErsatzServer(cfg -&gt; {</text:p>
      <text:p text:style-name="P12"><text:span text:style-name="T29"><text:s text:c="4"/></text:span><text:span text:style-name="T30">cfg.</text:span><text:span text:style-name="T19">timeout</text:span><text:span text:style-name="T18">(</text:span><text:span text:style-name="T19">15, TimeUnit.SECONDS</text:span><text:span text:style-name="T18">);</text:span></text:p>
      <text:p text:style-name="P5">));</text:p>
      <text:p text:style-name="P47">This will allow some wiggle room in tests with high volumes of data or having complex matching logic to be resolved. </text:p>
      <text:p text:style-name="P47"><text:span text:style-name="T31">Note</text:span><text:span text:style-name="T27">:</text:span> This timeout is a bit of a shotgun approach, as it sets a handful of timeout options on the server to the specified value. See the API docs for more details, if required.</text:p>
      <text:h text:style-name="Heading_20_2" text:outline-level="2"><text:bookmark-start text:name="__RefHeading___Toc259_3914946130"/>Report-to-Console<text:bookmark-end text:name="__RefHeading___Toc259_3914946130"/></text:h>
      <text:p text:style-name="P47">If the report-to-console flag is enabled (disabled by default), additional details will be written to the console when request matching fails <text:span text:style-name="T32">(in addition to writing it in the logs, as it always does).</text:span></text:p>
      <text:p text:style-name="P6">final var server = new ErsatzServer(cfg -&gt; {</text:p>
      <text:p text:style-name="P13"><text:span text:style-name="T29"><text:s text:c="4"/></text:span><text:span text:style-name="T30">cfg.</text:span><text:span text:style-name="T20">reportToConsole()</text:span><text:span text:style-name="T18">;</text:span></text:p>
      <text:p text:style-name="P6">));</text:p>
      <text:p text:style-name="P48"><text:soft-page-break/>The rendered report would be written to the console similar to following:</text:p>
      <text:p text:style-name="Code"># Expectations</text:p>
      <text:p text:style-name="Code"/>
      <text:p text:style-name="Code">Expectation 0 (3 matchers):</text:p>
      <text:p text:style-name="Code"><text:s text:c="2"/><text:span text:style-name="T33">+</text:span> HTTP method matches &lt;GET&gt;</text:p>
      <text:p text:style-name="Code"><text:s text:c="2"/><text:span text:style-name="T33">+</text:span> Path matches "/say/hello"</text:p>
      <text:p text:style-name="Code"><text:s text:c="2"/><text:span text:style-name="T34">X Query string name matches a collection containing "Ersatz"</text:span></text:p>
      <text:p text:style-name="Code"><text:s text:c="2"/>(3 matchers: 2 matched, <text:span text:style-name="T34">1 failed</text:span>)</text:p>
      <text:h text:style-name="P24" text:outline-level="2"><text:bookmark-start text:name="__RefHeading___Toc261_3914946130"/>Logging Response Content<text:bookmark-end text:name="__RefHeading___Toc261_3914946130"/></text:h>
      <text:p text:style-name="P48">By default, the content of a response is only logged as its length (in bytes). If the log-response-content feature flag is enabled, the entire content of the response will be written to the logs. This is helpful when debugging issues with tests.</text:p>
      <text:p text:style-name="P6">final var server = new ErsatzServer(cfg -&gt; {</text:p>
      <text:p text:style-name="P13"><text:span text:style-name="T29"><text:s text:c="4"/></text:span><text:span text:style-name="T30">cfg.</text:span><text:span text:style-name="T20">logResponseContent()</text:span><text:span text:style-name="T18">;</text:span></text:p>
      <text:p text:style-name="P6">));</text:p>
      <text:h text:style-name="P24" text:outline-level="2"><text:bookmark-start text:name="__RefHeading___Toc263_3914946130"/>Content Transformation<text:bookmark-end text:name="__RefHeading___Toc263_3914946130"/></text:h>
      <text:p text:style-name="P53">The transformation of request/response body content is performed using:</text:p>
      <text:list xml:id="list4289020168" text:style-name="L7">
        <text:list-item>
          <text:p text:style-name="P54">Decoders to convert incoming request body content into a desired type for comparison.</text:p>
        </text:list-item>
        <text:list-item>
          <text:p text:style-name="P54">Encoders to convert outgoing response objects into HTTP response byte[] data.</text:p>
        </text:list-item>
      </text:list>
      <text:p text:style-name="P53">These decoders and encoders are configured in a layered manner so that they may be configured and shared across multiple request/response interactions while still allowing them to be overridden as needed.</text:p>
      <text:list xml:id="list3423278531" text:style-name="L9">
        <text:list-item>
          <text:p text:style-name="P55">Decoders/Encoders configured on the <text:span text:style-name="T3">ServerConfig</text:span> instance are considered “global” and will be used if no overriding transformers are configured.</text:p>
        </text:list-item>
        <text:list-item>
          <text:p text:style-name="P55">Decoders/Encoders configured in the request/response expectations are considered “local” and will override any other configured transformers.</text:p>
        </text:list-item>
      </text:list>
      <text:p text:style-name="P53">The specifics of Decoders and Encoders are discussed in the following sections.</text:p>
      <text:h text:style-name="Heading_20_3" text:outline-level="3"><text:bookmark-start text:name="__RefHeading___Toc265_3914946130"/>Decoders<text:bookmark-end text:name="__RefHeading___Toc265_3914946130"/></text:h>
      <text:p text:style-name="P57">The decoders are used to convert request content bytes into a specified object type for matching in the expectations. They are implemented as a <text:span text:style-name="T3">BiFunction&lt;byte[], DecodingContext, Object&gt;</text:span>, where <text:span text:style-name="T3">byte[]</text:span> is the request content and the <text:span text:style-name="T3">Object</text:span> is the result of transforming the content. The <text:span text:style-name="T3">DecodingContext</text:span> is used to provide additional information about the request being decoded (e.g. content-length, content-type, character-encoding), along with a reference to the decoder chain.</text:p>
      <text:p text:style-name="P57">Decoders are defined at the various levels with the same method signature: </text:p>
      <text:p text:style-name="P16"><text:soft-page-break/>ServerConfig decoder(String contentType, BiFunction&lt;byte[], DecodingContext, Object&gt; decoder)</text:p>
      <text:p text:style-name="P58">See the API docs for more details.</text:p>
      <text:h text:style-name="Heading_20_3" text:outline-level="3"><text:bookmark-start text:name="__RefHeading___Toc267_3914946130"/>JSON Decoders<text:bookmark-end text:name="__RefHeading___Toc267_3914946130"/></text:h>
      <text:p text:style-name="P58">As of v3.0.0 the built-in JSON decoder was removed to avoid dependency lock-in. Below are some simple/common implementations that could be used.</text:p>
      <text:p text:style-name="P58"><text:span text:style-name="T27">Groovy.</text:span> A decoder (deserializer) implemented with the Groovy <text:span text:style-name="T3">JsonSlurper</text:span> would look like the following (in Groovy):</text:p>
      <text:p text:style-name="P17">decoder(ContentType.APPLICATION_JSON){ content, context -&gt;</text:p>
      <text:p text:style-name="P17"><text:s text:c="4"/>new JsonSlurper().parse(content ?: '{}'.bytes)</text:p>
      <text:p text:style-name="P17">}</text:p>
      <text:p text:style-name="P58"><text:span text:style-name="T27">Jackson.</text:span> A decoder (deserializer) implemented with the Jackson <text:span text:style-name="T3">ObjectMapper</text:span> would be implemented as (in Java):</text:p>
      <text:p text:style-name="P17">decoder(ContentType.APPLICATION_JSON, (content, context) -&gt; {</text:p>
      <text:p text:style-name="P17"><text:s text:c="4"/>return new ObjectMapper().readValue(content, Map.class);</text:p>
      <text:p text:style-name="P20"><text:span text:style-name="T15">});</text:span></text:p>
      <text:h text:style-name="Heading_20_3" text:outline-level="3"><text:bookmark-start text:name="__RefHeading___Toc269_3914946130"/>Encoders<text:bookmark-end text:name="__RefHeading___Toc269_3914946130"/></text:h>
      <text:p text:style-name="Text_20_body"/>
      <text:h text:style-name="Heading_20_3" text:outline-level="3"><text:bookmark-start text:name="__RefHeading___Toc271_3914946130"/>JSON Encoders<text:bookmark-end text:name="__RefHeading___Toc271_3914946130"/></text:h>
      <text:p text:style-name="P58"/>
      <text:h text:style-name="Heading_20_2" text:outline-level="2"><text:bookmark-start text:name="__RefHeading___Toc273_3914946130"/>Request Expectations<text:bookmark-end text:name="__RefHeading___Toc273_3914946130"/></text:h>
      <text:p text:style-name="Text_20_body"/>
      <text:p text:style-name="Text_20_body"/>
      <text:p text:style-name="Text_20_body"/>
      <text:p text:style-name="Text_20_body"/>
      <text:p text:style-name="P56">License</text:p>
      <text:p text:style-name="P56">Project inform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inherit" svg:font-family="inheri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auto-update="true" style:master-page-name="">
      <loext:graphic-properties draw:fill="solid" draw:fill-color="#eeeeee"/>
      <style:paragraph-properties fo:margin-left="0.25in" fo:margin-right="0.25in" fo:margin-top="0.1in" fo:margin-bottom="0.1in" style:contextual-spacing="true" fo:text-indent="0in" style:auto-text-indent="false" style:page-number="auto" fo:background-color="#eeeeee" fo:padding="0.05in" fo:border="none"/>
      <style:text-properties fo:font-size="9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8T09:23:11.632000000</meta:creation-date>
    <dc:date>2020-12-18T14:05:18.590000000</dc:date>
    <meta:editing-duration>PT2H8M31S</meta:editing-duration>
    <meta:editing-cycles>21</meta:editing-cycles>
    <meta:generator>LibreOffice/7.0.3.1$Windows_X86_64 LibreOffice_project/d7547858d014d4cf69878db179d326fc3483e082</meta:generator>
    <meta:document-statistic meta:table-count="0" meta:image-count="0" meta:object-count="0" meta:page-count="12" meta:paragraph-count="297" meta:word-count="3015" meta:character-count="21052" meta:non-whitespace-character-count="17826"/>
  </office:meta>
</office:document-meta>
</file>